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" svg:font-family="'Noto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2.696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137cm"/>
    </style:style>
    <style:style style:name="gr4" style:family="graphic" style:parent-style-name="standard">
      <style:graphic-properties draw:stroke="none" svg:stroke-color="#000000" draw:fill="none" draw:fill-color="#ffffff" fo:min-height="1.325cm"/>
    </style:style>
    <style:style style:name="gr5" style:family="graphic" style:parent-style-name="standard">
      <style:graphic-properties draw:stroke="none" svg:stroke-color="#000000" draw:fill="none" draw:fill-color="#ffffff" fo:min-height="1.157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-color="#ffffff"/>
      <style:paragraph-properties fo:text-align="center"/>
      <style:text-properties fo:font-size="28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Noto Mono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" fo:font-size="32pt" style:font-size-asian="18pt" style:font-size-complex="18pt"/>
    </style:style>
    <style:style style:name="P6" style:family="paragraph">
      <style:text-properties style:font-name="Noto Mono" fo:font-size="28pt" style:font-size-asian="18pt" style:font-size-complex="18pt"/>
    </style:style>
    <style:style style:name="P7" style:family="paragraph">
      <loext:graphic-properties draw:fill="none" draw:fill-color="#ffffff"/>
      <style:text-properties style:font-name="Noto Mono" fo:font-size="28pt" style:font-size-asian="18pt" style:font-size-complex="18pt"/>
    </style:style>
    <style:style style:name="T1" style:family="text">
      <style:text-properties fo:font-weight="bold" style:font-size-asian="18pt" style:font-size-complex="18pt"/>
    </style:style>
    <style:style style:name="T2" style:family="text">
      <style:text-properties fo:color="#0066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1" draw:id="id1" draw:layer="layout" svg:width="3.6cm" svg:height="2.2cm" svg:x="9.75cm" svg:y="5.375cm">
            <text:p text:style-name="P1"><text:span text:style-name="T1">Term</text:span></text:p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style-name="gr2" draw:text-style-name="P3" draw:layer="layout" draw:type="line" svg:x1="17cm" svg:y1="6.475cm" svg:x2="13.35cm" svg:y2="6.475cm" draw:end-shape="id1" draw:end-glue-point="7" svg:d="M17000 6475h-3650" svg:viewBox="0 0 3651 1">
            <text:p/>
          </draw:connector>
          <draw:frame draw:style-name="gr3" draw:text-style-name="P5" draw:layer="layout" svg:width="6.1cm" svg:height="1.572cm" svg:x="17.1cm" svg:y="5.813cm">
            <draw:text-box>
              <text:p text:style-name="P4">“3*4*5“</text:p>
            </draw:text-box>
          </draw:frame>
          <draw:frame draw:style-name="gr4" draw:text-style-name="P5" xml:id="id2" draw:id="id2" draw:layer="layout" svg:width="2.05cm" svg:height="1.575cm" svg:x="4.8cm" svg:y="5.725cm">
            <draw:text-box>
              <text:p text:style-name="P4">““</text:p>
            </draw:text-box>
          </draw:frame>
          <draw:connector draw:style-name="gr2" draw:text-style-name="P3" draw:layer="layout" draw:type="line" svg:x1="9.65cm" svg:y1="6.475cm" svg:x2="6.85cm" svg:y2="6.512cm" draw:end-shape="id2" draw:end-glue-point="1" svg:d="M9650 6475l-2800 37" svg:viewBox="0 0 2801 38">
            <text:p/>
          </draw:connector>
          <draw:frame draw:style-name="gr5" draw:text-style-name="P7" xml:id="id3" draw:id="id3" draw:layer="layout" svg:width="6.1cm" svg:height="1.407cm" svg:x="10.35cm" svg:y="8.968cm">
            <draw:text-box>
              <text:p text:style-name="P6">60 : <text:span text:style-name="T2">int</text:span></text:p>
            </draw:text-box>
          </draw:frame>
          <draw:connector draw:style-name="gr6" draw:text-style-name="P3" draw:layer="layout" draw:type="curve" draw:line-skew="0.089cm 0.213cm" svg:x1="11.55cm" svg:y1="7.575cm" svg:x2="16.45cm" svg:y2="9.671cm" draw:start-shape="id1" draw:start-glue-point="6" draw:end-shape="id3" draw:end-glue-point="1" svg:d="M11550 7575c0 1200 2807 1000 4299 1224s1670 872 601 872" svg:viewBox="0 0 5583 209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" svg:font-family="'Noto Mono'" style:font-adornments="Standard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8T22:54:34.796359057</dc:date>
    <meta:editing-duration>PT11M55S</meta:editing-duration>
    <meta:editing-cycles>3</meta:editing-cycles>
    <meta:generator>LibreOffice/5.1.6.2$Linux_X86_64 LibreOffice_project/10m0$Build-2</meta:generator>
    <meta:document-statistic meta:object-count="8"/>
  </office:meta>
</office:document-meta>
</file>